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7-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0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BOTELLONES PLÁSTICOS, CASILLERO PARA BOTELLONES Y SUMINISTRO DE AGUA POTABLE PARA USO EXCLUSIVO DE ÉSTE ÓRGANO DE CONTROL FISCAL,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CORPORACION RENDON  Y SANTAMARIA, C.A., RIF: J-31520435-5, por un monto de Bs. 12.500,10, ubicada en AVENIDA EL EJERCITO CALLE SAN JOAQUIN CASA Nª 2 SECTOR LA MURALLITA., MATURIN ESTADO MONAGAS
<text:line-break/>
<text:line-break/>- CORPORACIÓN SANTA MARIA, C.A, RIF: J-31290505-0, por un monto de Bs. 12.001,92, ubicada en Av. El Ejercito Qta Sanavi N°14 Sector Fundemos Maturín Monagas, MATURIN ESTADO MONAGAS
<text:line-break/>
<text:line-break/></text:p>
      <text:p text:style-name="P11"/>
      <text:p text:style-name="P5"><text:span text:style-name="T21">En Maturín, a los </text:span><text:span text:style-name="Fuente_20_de_20_párrafo_20_predeter."><text:span text:style-name="T17"><text:s/>veintidos (2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